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ca25" officeooo:paragraph-rsid="001fca25"/>
    </style:style>
    <style:style style:name="P2" style:family="paragraph" style:parent-style-name="Standard">
      <style:text-properties officeooo:rsid="0020726a" officeooo:paragraph-rsid="0020726a"/>
    </style:style>
    <style:style style:name="P3" style:family="paragraph" style:parent-style-name="Preformatted_20_Text">
      <style:text-properties officeooo:rsid="001fca25" officeooo:paragraph-rsid="001fca25"/>
    </style:style>
    <style:style style:name="T1" style:family="text">
      <style:text-properties fo:font-variant="normal" fo:text-transform="none" fo:color="#000000" style:font-name="Consolas" fo:font-size="9.75pt" fo:letter-spacing="normal" fo:font-style="normal" fo:font-weight="normal" fo:background-color="#eeeeee" loext:char-shading-value="0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buntu/Debian</text:p>
      <text:p text:style-name="P1"/>
      <text:p text:style-name="P2">apt-get install rake</text:p>
      <text:p text:style-name="P1"/>
      <text:p text:style-name="P1">Problem</text:p>
      <text:p text:style-name="P1">gem rmagick nie bedzie chcial sie zainstalowac</text:p>
      <text:p text:style-name="P1"/>
      <text:p text:style-name="P1">Zainstalowac </text:p>
      <text:p text:style-name="P3"><text:span text:style-name="Source_20_Text"><text:span text:style-name="T1">sudo apt-get install libmagickwand-dev</text:span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21:00:31.705682101</meta:creation-date>
    <dc:date>2015-11-15T16:22:43.446449812</dc:date>
    <meta:editing-duration>PT19H21M12S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1" meta:paragraph-count="6" meta:word-count="17" meta:character-count="137" meta:non-whitespace-character-count="125"/>
  </office:meta>
</office:document-meta>
</file>